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Submode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RDOP</text:p>
          </table:table-cell>
          <table:table-cell table:style-name="ce2"/>
          <table:table-cell office:value-type="string" table:style-name="ce2">
            <text:p>Amateur Radio Digital Open Protoco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TV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</text:p>
          </table:table-cell>
          <table:table-cell office:value-type="string" table:style-name="ce2">
            <text:p>CHIP64,CHIP128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LO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ONTESTI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PCW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,DMR,DSTAR,FREEDV,M17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</text:p>
          </table:table-cell>
          <table:table-cell office:value-type="string" table:style-name="ce2">
            <text:p>DOM-M,DOM4,DOM5,DOM8,DOM11,DOM16,DOM22,DOM44,DOM88,DOMINOEX,DOMINO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VARA HF,VARA SATELLITE,VARA FM 1200,VARA FM 9600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AX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44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_FAST,SCAMP_SLOW,SCAMP_VSLOW</text:p>
          </table:table-cell>
          <table:table-cell office:value-type="string" table:style-name="ce2">
            <text:p>Frequency shift key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T8</text:p>
          </table:table-cell>
          <table:table-cell table:style-name="ce2"/>
          <table:table-cell office:value-type="string" table:style-name="ce2">
            <text:p>Franke-Taylor design, 8-FSK modula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</text:p>
          </table:table-cell>
          <table:table-cell office:value-type="string" table:style-name="ce2">
            <text:p>FMHELL,FSKH105,FSKH245,FSKHELL,HELL80,HELLX5,HELLX9,HFSK,PSKHELL,SLOWHE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ISCAT</text:p>
          </table:table-cell>
          <table:table-cell office:value-type="string" table:style-name="ce2">
            <text:p>ISCAT-A,ISCAT-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</text:p>
          </table:table-cell>
          <table:table-cell office:value-type="string" table:style-name="ce2">
            <text:p>JT4A,JT4B,JT4C,JT4D,JT4E,JT4F,JT4G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9</text:p>
          </table:table-cell>
          <table:table-cell office:value-type="string" table:style-name="ce2">
            <text:p>JT9-1,JT9-2,JT9-5,JT9-10,JT9-30,JT9A,JT9B,JT9C,JT9D,JT9E,JT9E FAST,JT9F,JT9F FAST,JT9G,JT9G FAST,JT9H,JT9H FAS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</text:p>
          </table:table-cell>
          <table:table-cell office:value-type="string" table:style-name="ce2">
            <text:p>JT65A,JT65B,JT65B2,JT65C,JT65C2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,FST4,FST4W,FT4,JS8,JTMS,MFSK4,MFSK8,MFSK11,MFSK16,MFSK22,MFSK31,MFSK32,MFSK64,MFSK64L,MFSK128 MFSK128L,Q65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SK14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_OO,SCAMP_OO_SLW</text:p>
          </table:table-cell>
          <table:table-cell office:value-type="string" table:style-name="ce2">
            <text:p>Single modulated ton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6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LIVIA</text:p>
          </table:table-cell>
          <table:table-cell office:value-type="string" table:style-name="ce2">
            <text:p>OLIVIA 4/125,OLIVIA 4/250,OLIVIA 8/250,OLIVIA 8/500,OLIVIA 16/500,OLIVIA 16/1000,OLIVIA 32/1000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PERA</text:p>
          </table:table-cell>
          <table:table-cell office:value-type="string" table:style-name="ce2">
            <text:p>OPERA-BEACON,OPERA-QS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2,PAC3,PAC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</text:p>
          </table:table-cell>
          <table:table-cell office:value-type="string" table:style-name="ce2">
            <text:p>PAX2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KT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</text:p>
          </table:table-cell>
          <table:table-cell office:value-type="string" table:style-name="ce2">
            <text:p>8PSK125,8PSK125F,8PSK125FL,8PSK250,8PSK250F,8PSK250FL,8PSK500,8PSK500F,8PSK1000,8PSK1000F,8PSK1200F,FSK31,PSK10,PSK31,PSK63,PSK63F,PSK63RC4,PSK63RC5,PSK63RC10,PSK63RC20,PSK63RC32,PSK125,PSK125C12,PSK125R,PSK125RC10,PSK125RC12,PSK125RC16,PSK125RC4,PSK125RC5,PSK250,PSK250C6,PSK250R,PSK250RC2,PSK250RC3,PSK250RC5,PSK250RC6,PSK250RC7,PSK500,PSK500C2,PSK500C4,PSK500R,PSK500RC2,PSK500RC3,PSK500RC4,PSK800C2,PSK800RC2,PSK1000,PSK1000C2,PSK1000R,PSK1000RC2,PSKAM10,PSKAM31,PSKAM50,PSKFEC31,QPSK31,QPSK63,QPSK125,QPSK250,QPSK500,SIM3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2K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1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RA64</text:p>
          </table:table-cell>
          <table:table-cell office:value-type="string" table:style-name="ce2">
            <text:p>QRA64A,QRA64B,QRA64C,QRA64D,QRA64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OS</text:p>
          </table:table-cell>
          <table:table-cell office:value-type="string" table:style-name="ce2">
            <text:p>ROS-EME,ROS-HF,ROS-M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</text:p>
          </table:table-cell>
          <table:table-cell office:value-type="string" table:style-name="ce2">
            <text:p>ASC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M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LSB,US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TV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10</text:p>
          </table:table-cell>
          <table:table-cell table:style-name="ce2"/>
          <table:table-cell office:value-type="string" table:style-name="ce2">
            <text:p>Tonal 10 digital mode with focus on sensitivity, band capacity and resistance to the HF Doppler frequency sprea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OR</text:p>
          </table:table-cell>
          <table:table-cell office:value-type="string" table:style-name="ce2">
            <text:p>THOR-M,THOR4,THOR5,THOR8,THOR11,THOR16,THOR22,THOR25X4,THOR50X1,THOR50X2,THOR100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</text:p>
          </table:table-cell>
          <table:table-cell office:value-type="string" table:style-name="ce2">
            <text:p>THRBX,THRBX1,THRBX2,THRBX4,THROB1,THROB2,THROB4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OR</text:p>
          </table:table-cell>
          <table:table-cell office:value-type="string" table:style-name="ce2">
            <text:p>AMTORFEC,GTOR,NAVTEX,SITORB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4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OI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INMOR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SPR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TORFE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SCI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4FM</text:p>
          </table:table-cell>
          <table:table-cell table:style-name="ce2"/>
          <table:table-cell office:value-type="string" table:style-name="ce2">
            <text:p>C4FM 4-level FSK Technology Imported QSOs with &lt;MODE:4&gt;C4FM&gt; must be exported as: &lt;MODE:12&gt;DIGITALVOICE &lt;SUBMODE:4&gt;C4F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64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12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STAR</text:p>
          </table:table-cell>
          <table:table-cell table:style-name="ce2"/>
          <table:table-cell office:value-type="string" table:style-name="ce2">
            <text:p>Digital Smart Technologies for Amateur Radio Imported QSOs with &lt;MODE:5&gt;DSTAR must be exported as: &lt;MODE:12&gt;DIGITALVOICE &lt;SUBMODE:5&gt;DSTA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GTOR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8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FSK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D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E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G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16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CW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5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FEC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X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Mode Enumeration exported from Released ADIF Specification 3.1.6</dc:title>
    <meta:initial-creator>ADIF Development Group</meta:initial-creator>
    <dc:creator>Graham Smith</dc:creator>
    <meta:creation-date>2025-09-15T11:13:37Z</meta:creation-date>
    <dc:date>2025-09-15T11:13:38Z</dc:date>
    <meta:editing-duration>PT0S</meta:editing-duration>
    <meta:user-defined meta:name="ADIF Version">3.1.6</meta:user-defined>
    <meta:user-defined meta:name="ADIF Status">Released</meta:user-defined>
  </office:meta>
</office:document-meta>
</file>